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none"/>
    </style:style>
    <style:style style:name="P2" style:family="paragraph" style:parent-style-name="Text_20_body" style:list-style-name="L2">
      <style:text-properties style:text-line-through-style="non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126207259" text:style-name="L1">
        <text:list-item>
          <text:p text:style-name="P1"/>
        </text:list-item>
      </text:list>
      <text:h text:style-name="Heading_20_2" text:outline-level="2">Grundlæggende fkt'er:</text:h>
      <text:list xml:id="list818265848" text:style-name="L2">
        <text:list-item>
          <text:p text:style-name="P2"/>
        </text:list-item>
      </text:list>
      <text:h text:style-name="Heading_20_2" text:outline-level="2">Fintuning:</text:h>
      <text:list xml:id="list1191062898" text:style-name="L3">
        <text:list-item>
          <text:p text:style-name="P3"/>
        </text:list-item>
      </text:list>
      <text:h text:style-name="Heading_20_2" text:outline-level="2">Ønsker:</text:h>
      <text:list xml:id="list2111145985" text:style-name="L4">
        <text:list-item>
          <text:p text:style-name="P4">Compress (tilpas data typer til aktuel data i fields).</text:p>
        </text:list-item>
        <text:list-item>
          <text:p text:style-name="P4">Pack (fjern records markeret til deletion).</text:p>
        </text:list-item>
      </text:list>
      <text:h text:style-name="Heading_20_1" text:outline-level="1">Visuel Dataform:</text:h>
      <text:h text:style-name="Heading_20_2" text:outline-level="2">Grundlæggende fkt'er:</text:h>
      <text:list xml:id="list115559369" text:style-name="L5">
        <text:list-item>
          <text:p text:style-name="P5">Uppercase streng felter</text:p>
        </text:list-item>
        <text:list-item>
          <text:p text:style-name="P5">INI file læses/gemmes efter logikken:</text:p>
          <text:list>
            <text:list-item>
              <text:p text:style-name="P5">Linux/Mac: $HOME/.epidatamanager/epidatamanager.ini <text:s text:c="4"/>Win95-XP: \documents and setting\$user\application data\.epidatamanager\epidatamanager.ini</text:p>
            </text:list-item>
            <text:list-item>
              <text:p text:style-name="P5">$exe-path\epidatamanager.ini</text:p>
            </text:list-item>
          </text:list>
        </text:list-item>
        <text:list-item>
          <text:p text:style-name="P5">Menu pkt. Skal have _ (understreg) på genvejsbogstaver.</text:p>
        </text:list-item>
        <text:list-item>
          <text:p text:style-name="P5">Infør “erase all” knap.</text:p>
        </text:list-item>
        <text:list-item>
          <text:p text:style-name="P5">Paste funktionerne tilføjes i “edit” menuen.</text:p>
        </text:list-item>
        <text:list-item>
          <text:p text:style-name="P5">Paste ved pop-up placerer headings/felter efter placeringen af musen.</text:p>
        </text:list-item>
        <text:list-item>
          <text:p text:style-name="P5">Paste af QES</text:p>
        </text:list-item>
      </text:list>
      <text:h text:style-name="Heading_20_2" text:outline-level="2">Fintuning:</text:h>
      <text:list xml:id="list1012471211" text:style-name="L6">
        <text:list-item>
          <text:p text:style-name="P6"/>
        </text:list-item>
      </text:list>
      <text:h text:style-name="Heading_20_2" text:outline-level="2">Ønsker/Andre:</text:h>
      <text:list xml:id="list1775146464" text:style-name="L7">
        <text:list-item>
          <text:p text:style-name="P7">Print af dataform. (Skal laves)</text:p>
        </text:list-item>
        <text:list-item>
          <text:p text:style-name="P7">Editor. (På nuværende tidspunkt er denne tidligere funktion IKKE ønsket).</text:p>
        </text:list-item>
      </text:list>
      <text:p text:style-name="Text_20_body"/>
      <text:h text:style-name="Heading_20_1" text:outline-level="1">Andet:</text:h>
      <text:list xml:id="list1755402761" text:style-name="L8">
        <text:list-item>
          <text:p text:style-name="P8">Opdatering af WIKI'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1T12:28:18</meta:creation-date>
    <dc:date>2010-07-02T09:18:11</dc:date>
    <meta:editing-duration>PT135H37M03S</meta:editing-duration>
    <meta:editing-cycles>49</meta:editing-cycles>
    <meta:generator>OpenOffice.org/3.2$Unix OpenOffice.org_project/320m12$Build-9483</meta:generator>
    <meta:print-date>2009-12-22T11:42:15</meta:print-date>
    <dc:creator>Torsten Christiansen</dc:creator>
    <meta:document-statistic meta:table-count="0" meta:image-count="0" meta:object-count="0" meta:page-count="1" meta:paragraph-count="24" meta:word-count="109" meta:character-count="800"/>
    <meta:user-defined meta:name="Info 1"/>
    <meta:user-defined meta:name="Info 2"/>
    <meta:user-defined meta:name="Info 3"/>
    <meta:user-defined meta:name="Info 4"/>
  </office:meta>
</office:document-meta>
</file>